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8.0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25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25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3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8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25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25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6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or better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boolean" office:boolean-value="true" calcext:value-type="boolean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Day Count Fractions/lib" calcext:value-type="string">
            <text:p>/Users/fries/git/finmath-spreadsheets/spreadsheets/Day Count Fraction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5.0.2" calcext:value-type="string">
            <text:p>5.0.2</text:p>
          </table:table-cell>
          <table:table-cell/>
          <table:table-cell office:value-type="string" calcext:value-type="string">
            <text:p>Path: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8" table:formula="of:=INFO.OBBA.OBBA.OBGETPROPERTY(&quot;build&quot;)" office:value-type="string" office:string-value="50002" calcext:value-type="string">
            <text:p>50002</text:p>
          </table:table-cell>
          <table:table-cell/>
          <table:table-cell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Day Count Fractions" calcext:value-type="string">
            <text:p>/Users/fries/git/finmath-spreadsheets/spreadsheets/Day Count Fractions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9" table:formula="of:=INFO.OBBA.OBBA.OBGET(INFO.OBBA.OBBA.OBCALL(&quot;&quot;;obLibs&amp;&quot;net.finmath.information.Library&quot;;&quot;getVersionString&quot;))" office:value-type="string" office:string-value="3.2.10" calcext:value-type="string">
            <text:p>3.2.1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8"/>
          <table:table-cell table:number-columns-repeated="253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10"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plied Volatilities" table:style-name="ta2">
        <office:forms form:automatic-focus="false" form:apply-design-mode="false"/>
        <table:table-column table:style-name="co6" table:default-cell-style-name="ce14"/>
        <table:table-column table:style-name="co7" table:number-columns-repeated="221" table:default-cell-style-name="ce14"/>
        <table:table-column table:style-name="co7" table:number-columns-repeated="802" table:default-cell-style-name="Default"/>
        <table:table-row table:style-name="ro2">
          <table:table-cell table:number-columns-repeated="222"/>
          <table:table-cell table:style-name="ce14" table:number-columns-repeated="2"/>
          <table:table-cell table:number-columns-repeated="800"/>
        </table:table-row>
        <table:table-row table:style-name="ro3">
          <table:table-cell/>
          <table:table-cell table:style-name="ce15" office:value-type="string" calcext:value-type="string">
            <text:p>Implied Volatilities</text:p>
          </table:table-cell>
          <table:table-cell table:style-name="ce15"/>
          <table:table-cell table:number-columns-repeated="219"/>
          <table:table-cell table:style-name="ce14" table:number-columns-repeated="2"/>
          <table:table-cell table:number-columns-repeated="80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Parameters</text:p>
          </table:table-cell>
          <table:table-cell table:style-name="ce16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>
            <text:p>Parameters</text:p>
          </table:table-cell>
          <table:table-cell table:style-name="ce17" table:number-columns-repeated="2"/>
          <table:table-cell table:number-columns-repeated="1020"/>
        </table:table-row>
        <table:table-row table:style-name="ro2">
          <table:table-cell/>
          <table:table-cell table:style-name="ce18" office:value-type="string" calcext:value-type="string">
            <text:p>maturity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forward</text:p>
          </table:table-cell>
          <table:table-cell table:style-name="ce24" office:value-type="percentage" office:value="0.01" calcext:value-type="percentage">
            <text:p>1,00%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displacement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2">
          <table:table-cell/>
          <table:table-cell table:style-name="ce19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 ATM options, there exists an analytic conversion from lognomal to normal volatilites</text:p>
          </table:table-cell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2"/>
          <table:table-cell office:value-type="string" calcext:value-type="string">
            <text:p>corresponding option valu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4"/>
          <table:table-cell office:value-type="string" calcext:value-type="string">
            <text:p>corresponding implied lognomal vol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/>
          <table:table-cell table:style-name="ce20" table:number-columns-repeated="2"/>
          <table:table-cell table:number-columns-repeated="6"/>
          <table:table-cell office:value-type="string" calcext:value-type="string">
            <text:p>test (input matched output)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lognormal</text:p>
          </table:table-cell>
          <table:table-cell table:style-name="ce21" office:value-type="string" calcext:value-type="string">
            <text:p>normal</text:p>
          </table:table-cell>
          <table:table-cell/>
          <table:table-cell table:style-name="ce21" office:value-type="string" calcext:value-type="string">
            <text:p>option value (from normal)</text:p>
          </table:table-cell>
          <table:table-cell/>
          <table:table-cell table:style-name="ce21" office:value-type="string" calcext:value-type="string">
            <text:p>lognomal (from value)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ATM</text:p>
          </table:table-cell>
          <table:table-cell table:style-name="ce55" office:value-type="percentage" office:value="0.5" calcext:value-type="percentage">
            <text:p>50,00%</text:p>
          </table:table-cell>
          <table:table-cell table:style-name="ce27" table:formula="of:=SQRT(2*PI()/[.C7])*([.C8]+[.C9])*ERF(0;[.C21]*SQRT([.C7]/8))" office:value-type="percentage" office:value="0.00475134968617988" calcext:value-type="percentage">
            <text:p>0,47513%</text:p>
          </table:table-cell>
          <table:table-cell table:style-name="ce28"/>
          <table:table-cell table:style-name="ce60" table:formula="of:=INFO.OBBA.OBBA.OBGET(INFO.OBBA.OBBA.OBCALL(&quot;&quot;;obLibs&amp;&quot;net.finmath.functions.AnalyticFormulas&quot;;&quot;bachelierOptionValue&quot;;INFO.OBBA.OBBA.OBMAKE(&quot;&quot;;&quot;double&quot;;[.C8]);INFO.OBBA.OBBA.OBMAKE(&quot;&quot;;&quot;double&quot;;[.D21]);INFO.OBBA.OBBA.OBMAKE(&quot;&quot;;&quot;double&quot;;[.C7]);INFO.OBBA.OBBA.OBMAKE(&quot;&quot;;&quot;double&quot;;[.C8]);INFO.OBBA.OBBA.OBMAKE(&quot;&quot;;&quot;double&quot;;1)))" office:value-type="percentage" office:value="0.00423849877969421" calcext:value-type="percentage">
            <text:p>0,42 %</text:p>
          </table:table-cell>
          <table:table-cell/>
          <table:table-cell table:style-name="ce25" table:formula="of:=INFO.OBBA.OBBA.OBGET(INFO.OBBA.OBBA.OBCALL(&quot;&quot;;obLibs&amp;&quot;net.finmath.functions.AnalyticFormulas&quot;;&quot;blackScholesOptionImpliedVolatility&quot;;INFO.OBBA.OBBA.OBMAKE(&quot;&quot;;&quot;double&quot;;[.C8]);INFO.OBBA.OBBA.OBMAKE(&quot;&quot;;&quot;double&quot;;[.C7]);INFO.OBBA.OBBA.OBMAKE(&quot;&quot;;&quot;double&quot;;[.C8]);INFO.OBBA.OBBA.OBMAKE(&quot;&quot;;&quot;double&quot;;1);INFO.OBBA.OBBA.OBMAKE(&quot;&quot;;&quot;double&quot;;[.F21])))" office:value-type="percentage" office:value="0.5" calcext:value-type="percentage">
            <text:p>50,00%</text:p>
          </table:table-cell>
          <table:table-cell/>
          <table:table-cell table:style-name="ce30" table:formula="of:=[.C21]-[.H21]" office:value-type="float" office:value="0" calcext:value-type="float">
            <text:p>0,00E+00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1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2" table:number-rows-repeated="316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121">
          <table:table-cell table:number-columns-repeated="1024"/>
        </table:table-row>
        <table:table-row table:style-name="ro4" table:number-rows-repeated="1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6">
      <number:number number:decimal-places="3" loext:min-decimal-places="3" number:min-integer-digits="1"/>
      <number:text>%</number:text>
    </number:percentage-style>
    <number:number-style style:name="N137">
      <number:number number:decimal-places="11" loext:min-decimal-places="11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€ </number:text>
      <number:number number:decimal-places="0" loext:min-decimal-places="0" number:min-integer-digits="1" number:grouping="true"/>
    </number:number-style>
    <number:number-style style:name="N163">
      <number:text>-€ 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 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 </number:text>
      <number:number number:decimal-places="2" loext:min-decimal-places="2" number:min-integer-digits="1" number:grouping="true"/>
    </number:number-style>
    <number:number-style style:name="N166">
      <number:text>-€ 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 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number:text> € 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2">
      <number:number number:decimal-places="4" loext:min-decimal-places="4" number:min-integer-digits="1"/>
    </number:number-style>
    <number:percentage-style style:name="N183">
      <number:number number:decimal-places="1" loext:min-decimal-places="1" number:min-integer-digits="1"/>
      <number:text>%</number:text>
    </number:percentage-style>
    <number:percentage-style style:name="N184">
      <number:number number:decimal-places="4" loext:min-decimal-places="4" number:min-integer-digits="1"/>
      <number:text>%</number:text>
    </number:percentage-style>
    <number:percentage-style style:name="N185">
      <number:number number:decimal-places="5" loext:min-decimal-places="5" number:min-integer-digits="1"/>
      <number:text>%</number:text>
    </number:percentage-style>
    <number:percentage-style style:name="N186">
      <number:number number:decimal-places="6" loext:min-decimal-places="6" number:min-integer-digits="1"/>
      <number:text>%</number:text>
    </number:percentage-style>
    <number:number-style style:name="N187">
      <number:number number:decimal-places="4" loext:min-decimal-places="4" number:min-integer-digits="1" number:grouping="true"/>
    </number:number-style>
    <number:date-style style:name="N188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9P0"/>
    </number:number-style>
    <number:number-style style:name="N190">
      <number:text>$</number:text>
      <number:number number:decimal-places="2" loext:min-decimal-places="2" number:min-integer-digits="1" number:grouping="true"/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1" loext:min-decimal-places="1" number:min-integer-digits="1" number:grouping="true"/>
    </number:number-style>
    <number:number-style style:name="N193">
      <number:number number:decimal-places="1" loext:min-decimal-places="1" number:min-integer-digits="1" number:grouping="true"/>
      <style:map style:condition="value()&gt;=0" style:apply-style-name="N193P0"/>
    </number:number-style>
    <number:number-style style:name="N195P0" style:volatile="true">
      <number:text>+</number:text>
      <number:number number:decimal-places="2" loext:min-decimal-places="2" number:min-integer-digits="1" number:grouping="true"/>
    </number:number-style>
    <number:number-style style:name="N195">
      <number:text>-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7P0" style:volatile="true">
      <number:number number:decimal-places="0" loext:min-decimal-places="0" number:min-integer-digits="1" number:grouping="true"/>
      <number:text>   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7P2" style:volatile="true">
      <number:text>-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0" loext:min-decimal-places="0" number:min-integer-digits="1" number:grouping="true"/>
      <number:text>  </number:text>
    </number:number-style>
    <number:number-style style:name="N201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01P2" style:volatile="true">
      <number:text>- 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loext:min-decimal-places="2" number:min-integer-digits="1" number:grouping="true"/>
      <number:text> DM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5P2" style:volatile="true"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€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7P2" style:volatile="true">
      <number:text>-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0P2" style:volatile="true"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2" loext:min-decimal-places="2" number:min-integer-digits="1" number:grouping="true"/>
      <number:text> </number:text>
    </number:number-style>
    <number:number-style style:name="N21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2P2" style:volatile="true"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£</number:text>
      <number:number number:decimal-places="0" loext:min-decimal-places="0" number:min-integer-digits="1" number:grouping="true"/>
    </number:number-style>
    <number:number-style style:name="N214">
      <number:text>-£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5P0" style:volatile="true">
      <number:text>£</number:text>
      <number:number number:decimal-places="0" loext:min-decimal-places="0" number:min-integer-digits="1" number:grouping="true"/>
    </number:number-style>
    <number:number-style style:name="N2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8P0" style:volatile="true">
      <number:text>£</number:text>
      <number:number number:decimal-places="2" loext:min-decimal-places="2" number:min-integer-digits="1" number:grouping="true"/>
    </number:number-style>
    <number:number-style style:name="N2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8P0"/>
    </number:number-style>
    <number:number-style style:name="N2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£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loext:min-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2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27P2" style:volatile="true">
      <number:text> £-</number:text>
      <number:number number:decimal-places="0" loext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loext:min-decimal-places="2" number:min-integer-digits="1" number:grouping="true"/>
      <number:text>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31P2" style:volatile="true">
      <number:text>-</number:text>
      <number:number number:decimal-places="0" loext:min-decimal-places="0" number:min-integer-digits="0"/>
      <number:text>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number number:decimal-places="0" loext:min-decimal-places="0" number:min-integer-digits="1" number:grouping="true"/>
      <number:text>   </number:text>
    </number:number-style>
    <number:number-style style:name="N235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35P2" style:volatile="true">
      <number:text>-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loext:min-decimal-places="2" number:min-integer-digits="1" number:grouping="true"/>
      <number:text>€ </number:text>
    </number:number-style>
    <number:number-style style:name="N239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39P2" style:volatile="true">
      <number:text>-</number:text>
      <number:number number:decimal-places="0" loext:min-decimal-places="0" number:min-integer-digits="0"/>
      <number:text>€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loext:min-decimal-places="0" number:min-integer-digits="1" number:grouping="true"/>
      <number:text>€ </number:text>
    </number:number-style>
    <number:number-style style:name="N243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43P2" style:volatile="true">
      <number:text>-€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5" loext:min-decimal-places="5" number:min-integer-digits="1"/>
    </number:number-style>
    <number:number-style style:name="N245">
      <number:number number:decimal-places="9" loext:min-decimal-places="9" number:min-integer-digits="1"/>
    </number:number-style>
    <number:number-style style:name="N246">
      <number:number number:decimal-places="8" loext:min-decimal-places="8" number:min-integer-digits="1"/>
    </number:number-style>
    <number:number-style style:name="N247">
      <number:number number:decimal-places="7" loext:min-decimal-places="7" number:min-integer-digits="1"/>
    </number:number-style>
    <number:number-style style:name="N248">
      <number:number number:decimal-places="6" loext:min-decimal-places="6" number:min-integer-digits="1"/>
    </number:number-style>
    <number:percentage-style style:name="N249">
      <number:number number:decimal-places="7" loext:min-decimal-places="7" number:min-integer-digits="1"/>
      <number:text>%</number:text>
    </number:percentage-style>
    <number:percentage-style style:name="N250">
      <number:number number:decimal-places="2" loext:min-decimal-places="2" number:min-integer-digits="1"/>
      <number:text>%</number:text>
    </number:percentage-style>
    <number:number-style style:name="N251">
      <number:number number:decimal-places="14" loext:min-decimal-places="14" number:min-integer-digits="1"/>
    </number:number-style>
    <number:number-style style:name="N252">
      <number:number number:decimal-places="13" loext:min-decimal-places="13" number:min-integer-digits="1"/>
    </number:number-style>
    <number:number-style style:name="N253">
      <number:number number:decimal-places="12" loext:min-decimal-places="12" number:min-integer-digits="1"/>
    </number:number-style>
    <number:number-style style:name="N254">
      <number:number number:decimal-places="10" loext:min-decimal-places="10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.00.0000</text:date>, <text:time style:data-style-name="N2" text:time-value="22:15:28.1575036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aluation" style:display-name="PageStyle_Valu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ve Calibration</dc:title>
    <dc:subject>Calibration of Discount and Forward Curves</dc:subject>
    <meta:keyword>Rate Curve</meta:keyword>
    <meta:keyword>Tenor Basis Spread</meta:keyword>
    <meta:keyword>Cross Currency Spread</meta:keyword>
    <meta:creation-date>2012-11-30T18:44:25</meta:creation-date>
    <dc:date>2018-07-02T22:18:37.622517781</dc:date>
    <meta:editing-cycles>393</meta:editing-cycles>
    <meta:editing-duration>P6DT9H20M15S</meta:editing-duration>
    <meta:generator>LibreOffice/6.0.3.2$MacOSX_X86_64 LibreOffice_project/8f48d515416608e3a835360314dac7e47fd0b821</meta:generator>
    <meta:document-statistic meta:table-count="2" meta:cell-count="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